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74c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aadcf7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1"/>
    </style:style>
    <style:style style:name="ce7" style:family="table-cell" style:parent-style-name="Default" style:data-style-name="N2">
      <style:table-cell-properties fo:background-color="#b3b3b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sheet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User Input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Calculation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Outpu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Inverting Buck-Boost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V_in</text:p>
          </table:table-cell>
          <table:table-cell table:style-name="ce2"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out</text:p>
          </table:table-cell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ou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style-name="ce2"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w</text:p>
          </table:table-cell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float" office:value="6.8" calcext:value-type="float">
            <text:p>6,8</text:p>
          </table:table-cell>
          <table:table-cell office:value-type="string" calcext:value-type="string">
            <text:p>µH</text:p>
          </table:table-cell>
          <table:table-cell office:value-type="float" office:value="7448991047" calcext:value-type="float">
            <text:p>7448991047</text:p>
          </table:table-cell>
          <table:table-cell office:value-type="float" office:value="7448991068" calcext:value-type="float">
            <text:p>7448991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ABS([.B8])/(ABS([.B8])+[.B10]*[.B7])" office:value-type="float" office:value="0.654450261780105" calcext:value-type="float">
            <text:p>0,6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in(avg)</text:p>
          </table:table-cell>
          <table:table-cell table:formula="of:=[.B9]*ABS([.B8])/[.B7]/[.B10]" office:value-type="float" office:value="1.89393939393939" calcext:value-type="float">
            <text:p>1,8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L(avg)</text:p>
          </table:table-cell>
          <table:table-cell table:formula="of:=[.B9]*(1+ABS([.B8])/[.B7]/[.B10])" office:value-type="float" office:value="2.89393939393939" calcext:value-type="float">
            <text:p>2,8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ΔI_L</text:p>
          </table:table-cell>
          <table:table-cell table:formula="of:=[.B7]*[.B13]/([.B11]*1000*[.B12]*0.000001)" office:value-type="float" office:value="0.529334770557438" calcext:value-type="float">
            <text:p>0,5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k_I</text:p>
          </table:table-cell>
          <table:table-cell table:formula="of:=[.B16]/[.B15]*100" office:value-type="float" office:value="18.2911491396811" calcext:value-type="float">
            <text:p>18,29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L(peak)</text:p>
          </table:table-cell>
          <table:table-cell table:formula="of:=[.B15]+[.B16]/2" office:value-type="float" office:value="3.15860677921811" calcext:value-type="float">
            <text:p>3,1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L(valley)</text:p>
          </table:table-cell>
          <table:table-cell table:formula="of:=[.B15]-[.B16]/2" office:value-type="float" office:value="2.62927200866067" calcext:value-type="float">
            <text:p>2,6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9:33:03.71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lorian Kaffanke</meta:initial-creator>
    <meta:creation-date>2024-10-22T20:28:37.762000000</meta:creation-date>
    <dc:date>2024-10-24T20:46:37.737000000</dc:date>
    <dc:creator>Florian Kaffanke</dc:creator>
    <meta:editing-duration>PT1H33M23S</meta:editing-duration>
    <meta:editing-cycles>15</meta:editing-cycles>
    <meta:generator>LibreOffice/24.2.5.2$Windows_X86_64 LibreOffice_project/bffef4ea93e59bebbeaf7f431bb02b1a39ee8a59</meta:generator>
    <meta:document-statistic meta:table-count="1" meta:cell-count="46" meta:object-count="0"/>
  </office:meta>
</office:document-meta>
</file>